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VersionList.xml"/>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Versions/Version1"/>
  <manifest:file-entry manifest:media-type="" manifest:full-path="Versions/"/>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1" svg:font-family="Arial, Helvetica, sans-serif"/>
    <style:font-face style:name="OpenSymbol" svg:font-family="OpenSymbol"/>
    <style:font-face style:name="sans-serif" svg:font-family="sans-serif"/>
    <style:font-face style:name="DejaVu Sans1" svg:font-family="'DejaVu Sans'" style:font-family-generic="modern" style:font-pitch="fixed"/>
    <style:font-face style:name="DejaVu Sans Mono" svg:font-family="'DejaVu Sans Mono'" style:font-family-generic="modern" style:font-pitch="fixed"/>
    <style:font-face style:name="Tlwg Typist" svg:font-family="'Tlwg Typist'"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style:font-name="Tlwg Typist"/>
    </style:style>
    <style:style style:name="P3" style:family="paragraph" style:parent-style-name="Standard">
      <style:text-properties style:font-name="Tlwg Typist" fo:font-size="10pt" style:font-size-asian="10pt" style:font-size-complex="10pt"/>
    </style:style>
    <style:style style:name="P4" style:family="paragraph" style:parent-style-name="Standard">
      <style:text-properties style:font-name="Tlwg Typist" fo:font-size="10pt" fo:font-style="italic" style:font-size-asian="10pt" style:font-size-complex="10pt"/>
    </style:style>
    <style:style style:name="P5" style:family="paragraph" style:parent-style-name="Standard">
      <style:text-properties fo:color="#808080"/>
    </style:style>
    <style:style style:name="P6" style:family="paragraph" style:parent-style-name="Standard">
      <style:text-properties fo:font-size="14pt" fo:font-weight="bold" style:font-size-asian="14pt" style:font-weight-asian="bold" style:font-size-complex="14pt" style:font-weight-complex="bold"/>
    </style:style>
    <style:style style:name="P7" style:family="paragraph" style:parent-style-name="Standard">
      <style:paragraph-properties fo:margin-left="0cm" fo:margin-right="0cm" style:line-height-at-least="0.503cm" fo:orphans="2" fo:widows="2" fo:text-indent="0cm" style:auto-text-indent="false"/>
      <style:text-properties fo:font-variant="normal" fo:text-transform="none" fo:color="#000000" style:font-name="sans-serif" fo:font-size="9.75pt" fo:letter-spacing="normal" fo:font-style="normal" fo:font-weight="bold"/>
    </style:style>
    <style:style style:name="P8" style:family="paragraph" style:parent-style-name="Standard">
      <style:paragraph-properties fo:margin-left="0cm" fo:margin-right="0cm" style:line-height-at-least="0.503cm" fo:orphans="2" fo:widows="2" fo:text-indent="0cm" style:auto-text-indent="false"/>
      <style:text-properties fo:font-variant="normal" fo:text-transform="none" fo:color="#000000" style:font-name="sans-serif" fo:font-size="9.75pt" fo:letter-spacing="normal" fo:font-style="normal" fo:font-weight="normal" style:font-weight-asian="normal" style:font-weight-complex="normal"/>
    </style:style>
    <style:style style:name="P9" style:family="paragraph" style:parent-style-name="Standard">
      <style:paragraph-properties fo:margin-left="0cm" fo:margin-right="0cm" style:line-height-at-least="0.503cm" fo:orphans="2" fo:widows="2" fo:text-indent="0cm" style:auto-text-indent="false"/>
    </style:style>
    <style:style style:name="P10" style:family="paragraph" style:parent-style-name="Text_20_body">
      <style:paragraph-properties fo:margin-top="0cm" fo:margin-bottom="0cm" style:line-height-at-least="0.503cm" fo:orphans="2" fo:widows="2" fo:padding="0cm" fo:border="none"/>
      <style:text-properties fo:font-variant="normal" fo:text-transform="none" fo:color="#000000" style:font-name="sans-serif" fo:font-size="9.75pt" fo:letter-spacing="normal" fo:font-style="normal" fo:font-weight="normal"/>
    </style:style>
    <style:style style:name="P11" style:family="paragraph" style:parent-style-name="Text_20_body">
      <style:paragraph-properties fo:margin-top="0cm" fo:margin-bottom="0cm" style:line-height-at-least="0.503cm" fo:orphans="2" fo:widows="2" fo:padding="0cm" fo:border="none"/>
      <style:text-properties fo:font-variant="normal" fo:text-transform="none" fo:color="#000000" style:font-name="sans-serif" fo:font-size="9.75pt" fo:letter-spacing="normal" fo:font-style="normal" fo:font-weight="bold" style:font-weight-asian="bold" style:font-weight-complex="bold"/>
    </style:style>
    <style:style style:name="P12" style:family="paragraph" style:parent-style-name="Text_20_body">
      <style:paragraph-properties fo:margin-top="0cm" fo:margin-bottom="0cm" style:line-height-at-least="0.503cm" fo:orphans="2" fo:widows="2" fo:padding="0cm" fo:border="none"/>
      <style:text-properties fo:font-variant="normal" fo:text-transform="none" fo:color="#000000" style:font-name="sans-serif" fo:font-size="9.75pt" fo:letter-spacing="normal" fo:font-style="italic" fo:font-weight="normal" style:font-style-asian="italic" style:font-weight-asian="normal" style:font-style-complex="italic" style:font-weight-complex="normal"/>
    </style:style>
    <style:style style:name="P13" style:family="paragraph" style:parent-style-name="Text_20_body">
      <style:paragraph-properties fo:margin-top="0cm" fo:margin-bottom="0cm" style:line-height-at-least="0.503cm" fo:orphans="2" fo:widows="2" fo:padding="0cm" fo:border="none"/>
      <style:text-properties fo:font-variant="normal" fo:text-transform="none" fo:color="#808080" style:font-name="sans-serif" fo:font-size="9.75pt" fo:letter-spacing="normal" fo:font-style="normal" fo:font-weight="normal"/>
    </style:style>
    <style:style style:name="P14" style:family="paragraph" style:parent-style-name="Heading_20_1">
      <style:paragraph-properties fo:margin-top="0cm" fo:margin-bottom="0cm" style:line-height-at-least="0.503cm" fo:orphans="2" fo:widows="2" fo:padding="0cm" fo:border="none"/>
      <style:text-properties fo:font-variant="normal" fo:text-transform="none" fo:color="#000000" style:font-name="sans-serif" fo:font-size="9.75pt" fo:letter-spacing="normal" fo:font-style="normal" fo:font-weight="normal"/>
    </style:style>
    <style:style style:name="P15" style:family="paragraph" style:parent-style-name="Heading_20_1">
      <style:paragraph-properties fo:margin-top="0cm" fo:margin-bottom="0cm" style:line-height-at-least="0.503cm" fo:orphans="2" fo:widows="2" fo:padding="0cm" fo:border="none"/>
      <style:text-properties fo:font-variant="normal" fo:text-transform="none" fo:color="#000000" style:font-name="sans-serif" fo:font-size="9.75pt" fo:letter-spacing="normal" fo:font-style="normal" fo:font-weight="bold" style:font-weight-asian="bold" style:font-weight-complex="bold"/>
    </style:style>
    <style:style style:name="P16" style:family="paragraph" style:parent-style-name="Standard">
      <style:paragraph-properties fo:margin-top="0cm" fo:margin-bottom="0cm" style:line-height-at-least="0.503cm" fo:orphans="2" fo:widows="2" fo:padding="0cm" fo:border="none"/>
    </style:style>
    <style:style style:name="P17" style:family="paragraph" style:parent-style-name="Standard">
      <style:paragraph-properties fo:margin-top="0cm" fo:margin-bottom="0cm" style:line-height-at-least="0.503cm" fo:orphans="2" fo:widows="2" fo:padding="0cm" fo:border="none"/>
      <style:text-properties fo:font-variant="normal" fo:text-transform="none" fo:color="#808080" style:font-name="sans-serif" fo:font-size="9.75pt" fo:letter-spacing="normal" fo:font-style="normal" fo:font-weight="normal"/>
    </style:style>
    <style:style style:name="P18" style:family="paragraph" style:parent-style-name="Standard">
      <style:paragraph-properties fo:margin-left="1.251cm" fo:margin-right="0cm" fo:text-indent="0cm" style:auto-text-indent="false"/>
    </style:style>
    <style:style style:name="P19" style:family="paragraph" style:parent-style-name="Standard">
      <style:paragraph-properties fo:margin-left="1.251cm" fo:margin-right="0cm" fo:text-indent="0cm" style:auto-text-indent="false"/>
      <style:text-properties style:font-name="Tlwg Typist" fo:font-size="10pt" style:font-size-asian="10pt" style:font-size-complex="10pt"/>
    </style:style>
    <style:style style:name="P20" style:family="paragraph" style:parent-style-name="Standard" style:list-style-name="L1"/>
    <style:style style:name="P21" style:family="paragraph" style:parent-style-name="Standard" style:list-style-name="L1">
      <style:text-properties officeooo:paragraph-rsid="00096c73"/>
    </style:style>
    <style:style style:name="P22" style:family="paragraph" style:parent-style-name="Standard" style:list-style-name="L1">
      <style:text-properties officeooo:rsid="00096c73" officeooo:paragraph-rsid="00096c73"/>
    </style:style>
    <style:style style:name="P23" style:family="paragraph" style:parent-style-name="Standard" style:list-style-name="L2"/>
    <style:style style:name="P24" style:family="paragraph" style:parent-style-name="Standard" style:list-style-name="L3"/>
    <style:style style:name="P25" style:family="paragraph" style:parent-style-name="Standard" style:list-style-name="L4"/>
    <style:style style:name="P26" style:family="paragraph" style:parent-style-name="Standard" style:list-style-name="L5"/>
    <style:style style:name="P27" style:family="paragraph" style:parent-style-name="Standard">
      <style:text-properties officeooo:paragraph-rsid="00096c73"/>
    </style:style>
    <style:style style:name="P28" style:family="paragraph" style:parent-style-name="Text_20_body" style:list-style-name="L1">
      <style:paragraph-properties fo:margin-top="0cm" fo:margin-bottom="0cm" style:line-height-at-least="0.503cm" fo:orphans="2" fo:widows="2" fo:padding="0cm" fo:border="none"/>
      <style:text-properties fo:font-variant="normal" fo:text-transform="none" fo:color="#000000" style:font-name="sans-serif" fo:font-size="9.75pt" fo:letter-spacing="normal" fo:font-style="normal" fo:font-weight="normal"/>
    </style:style>
    <style:style style:name="P29" style:family="paragraph" style:parent-style-name="Text_20_body" style:list-style-name="L6">
      <style:paragraph-properties fo:margin-top="0cm" fo:margin-bottom="0cm" style:line-height-at-least="0.503cm" fo:orphans="2" fo:widows="2" fo:padding="0cm" fo:border="none"/>
      <style:text-properties fo:font-variant="normal" fo:text-transform="none" fo:color="#000000" style:font-name="sans-serif" fo:font-size="9.75pt" fo:letter-spacing="normal" fo:font-style="normal" fo:font-weight="normal"/>
    </style:style>
    <style:style style:name="P30" style:family="paragraph" style:parent-style-name="Text_20_body" style:list-style-name="L6">
      <style:paragraph-properties fo:margin-top="0cm" fo:margin-bottom="0cm" fo:orphans="2" fo:widows="2"/>
      <style:text-properties fo:font-variant="normal" fo:text-transform="none" fo:color="#2e3d47" style:font-name="Arial1" fo:font-size="12pt" fo:letter-spacing="normal" fo:font-style="normal" fo:font-weight="normal"/>
    </style:style>
    <style:style style:name="P31" style:family="paragraph" style:parent-style-name="Text_20_body" style:list-style-name="L6">
      <style:paragraph-properties fo:margin-left="0cm" fo:margin-right="0cm" fo:margin-top="0cm" fo:margin-bottom="0cm" fo:orphans="2" fo:widows="2" fo:text-indent="0cm" style:auto-text-indent="false"/>
      <style:text-properties fo:font-variant="normal" fo:text-transform="none" fo:color="#2e3d47" style:font-name="Arial1" fo:font-size="12pt" fo:letter-spacing="normal" fo:font-style="normal" fo:font-weight="normal"/>
    </style:style>
    <style:style style:name="T1" style:family="text">
      <style:text-properties fo:font-variant="normal" fo:text-transform="none" fo:color="#000000" style:font-name="sans-serif" fo:font-size="9.75pt" fo:letter-spacing="normal" fo:font-style="normal" fo:font-weight="normal"/>
    </style:style>
    <style:style style:name="T2" style:family="text">
      <style:text-properties fo:font-variant="normal" fo:text-transform="none" fo:color="#808080" style:font-name="sans-serif" fo:font-size="9.75pt" fo:letter-spacing="normal" fo:font-style="normal" fo:font-weight="normal"/>
    </style:style>
    <style:style style:name="T3" style:family="text">
      <style:text-properties fo:language="en" fo:country="none"/>
    </style:style>
    <style:style style:name="T4" style:family="text">
      <style:text-properties style:font-name="Tlwg Typist"/>
    </style:style>
    <style:style style:name="T5" style:family="text">
      <style:text-properties style:font-name="Tlwg Typist" fo:font-size="10pt" style:font-size-asian="10pt" style:font-size-complex="10pt"/>
    </style:style>
    <style:style style:name="T6" style:family="text">
      <style:text-properties style:font-name="Tlwg Typist" fo:font-size="10pt" fo:font-style="italic" style:font-size-asian="10pt" style:font-size-complex="10pt"/>
    </style:style>
    <style:style style:name="T7" style:family="text">
      <style:text-properties fo:language="en" fo:country="US" fo:font-style="normal" fo:font-weight="normal" style:language-asian="en" style:country-asian="US"/>
    </style:style>
    <style:style style:name="T8" style:family="text">
      <style:text-properties fo:color="#808080"/>
    </style:style>
    <style:style style:name="T9" style:family="text">
      <style:text-properties officeooo:rsid="000736e9"/>
    </style:style>
    <style:style style:name="T10" style:family="text">
      <style:text-properties officeooo:rsid="00096c73"/>
    </style:style>
    <style:style style:name="T11" style:family="text">
      <style:text-properties officeooo:rsid="000b5eea"/>
    </style:style>
    <style:style style:name="T12" style:family="text">
      <style:text-properties officeooo:rsid="000b8002"/>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tracked-changes text:track-changes="false">
        <text:changed-region text:id="ct157720424">
          <text:deletion>
            <office:change-info>
              <dc:creator>gabi </dc:creator>
              <dc:date>2010-11-11T08:17:00</dc:date>
            </office:change-info>
            <text:p text:style-name="Standard">nversión y co</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itle: <text:tab/>How to avoid template drawbacks in C++</text:p>
      <text:p text:style-name="P7"><text:tab/>How to encapsulate using templates in C++</text:p>
      <text:p text:style-name="P7"><text:tab/>Separate code from headers using templates in C++</text:p>
      <text:p text:style-name="P7"><text:tab/>Separating code implementation from template definition in C++</text:p>
      <text:p text:style-name="P7"><text:tab/>The template wrapper trick :P</text:p>
      <text:p text:style-name="P7"/>
      <text:p text:style-name="P8">Antonio-Javier Gallego-Sánchez and Gabriel López-García</text:p>
      <text:p text:style-name="P7"/>
      <text:p text:style-name="P7">Summary</text:p>
      <text:p text:style-name="Sumario">&gt;&gt;&gt;The need to write efficient and high-performance programs in C++ make it desirable to be able to manipulate bits and groups of bits easily, efficiently, and safely. C++ provides out-of-the-box tools to accomplish the first two goals with its bitwise operations, but it does so at the expense of the third objective, safety.</text:p>
      <text:p text:style-name="Sumario">This article presents a solution to the problem of constraining bit operations to allow only safe and legitimate ones, and turn all invalid bit manipulations into compile-time errors. Best of all, the syntax of bit operations remains unchanged, and the code working with bits does not need to be modified, except possibly to fix errors that had as yet remained undetected.</text:p>
      <text:p text:style-name="Sumario">----</text:p>
      <text:p text:style-name="Sumario">&gt;&gt;&gt;&gt;The author discusses how the use of generic programming in C++ can lead to conflicts with object-oriented design principles. He demonstrates how a technique known as type erasure can often be used to resolve these conflicts. An in-depth example is presented: any_iterator, a type-safe, heterogeneous C++ iterator. </text:p>
      <text:p text:style-name="Sumario"/>
      <text:p text:style-name="P7">INTRODUCTION</text:p>
      <text:p text:style-name="Standard">Templates are a feature of the C++ programming language that allow functions and classes to operate with generic types. This allows a function or class to work on many different data types without being rewritten for each one. For example, it is possible to construct a generic vector <text:s/>that can contain any type of data structure. Thus, this vector can be used to store <text:span text:style-name="T10">any </text:span>type of object. </text:p>
      <text:p text:style-name="Standard"><text:bookmark text:name="result_box"/><text:span text:style-name="T3">Are well known the advantages of using templates, so they have become </text:span>of great utility to programmers in C++. But templates also <text:span text:style-name="T3">have other benefits, such as they are expanded and verified at compile-time, so they are considered "type-safe". Hence, the compiler can determine at compile-time whether or not the type associated with a template definition can perform all of the functions required by that template definition. </text:span><text:bookmark text:name="result_box1"/><text:span text:style-name="T3">These types of errors are much better than we see a runtime error.</text:span></text:p>
      <text:p text:style-name="Standard">However, there are fundamental drawbacks to the use of templates:</text:p>
      <text:list xml:id="list552587831" text:style-name="L1">
        <text:list-item>
          <text:p text:style-name="P21">T<text:bookmark-start text:name="__DdeLink__252_1119390979"/>emplates expose their implementation, <text:bookmark-end text:name="__DdeLink__252_1119390979"/><text:span text:style-name="T10">rompiendo una de las principales reglas de la Object-oriented Programming (OOP), que es la encapsulación de la implementación, es decir, the internal representation of an object is generally hidden from view outside of the object's definition. [REF]</text:span></text:p>
        </text:list-item>
        <text:list-item>
          <text:p text:style-name="P22">El código es repetido en todos los módulos donde se hagan llamadas a funciones del template.<text:span text:style-name="T12"> </text:span></text:p>
        </text:list-item>
        <text:list-item>
          <text:p text:style-name="P21"><text:span text:style-name="T10">Si el template forma parte de una librería dinámica el problema se agudiza. </text:span><text:span text:style-name="T9">Estas librerías se distribuyen ya compiladas junto con las cabeceras que definen su interfaz. Si tenemos <text:s/>que hacer una modificación y ésta la podemos introducir en el fuente y no en el interfaz podríamos distribuir la librería dinámica sin necesidad de recompilar el código ya existente, haciendo efectiva la modificación simplemente con la instalación de la librería dinámica </text:span><text:span text:style-name="T11">y sin necesidad de recompilar los proyectos que usan los templates</text:span><text:span text:style-name="T9">.</text:span></text:p>
        </text:list-item>
      </text:list>
      <text:p text:style-name="P27"><text:span text:style-name="T9"/></text:p>
      <text:p text:style-name="Standard"><text:soft-page-break/>En el siguiente apartado se presenta un método que soluciona este problema, por un lado permite separar la implementación de la interfaz que usa templates. Por otro lado permite crear contenedores genéricos ocultando el código. Como consecuencia se evita la necesidad de recompilación de todo el proyecto cuando se realice algún cambio en ellos. En el apartado 3 el método propuesto se compara con las dos soluciones conocidas actualmente. Estas aproximaciones tenían varios inconvenientes que también se solucionan con la nueva solución propuesta. Por último se presentan las conclusiones extraídas. </text:p>
      <text:p text:style-name="Standard"/>
      <text:p text:style-name="Standard"/>
      <text:p text:style-name="P1">MÉTODO PROPUESTO</text:p>
      <text:p text:style-name="Standard"/>
      <text:p text:style-name="Standard">Como se ha dicho, este método pretende crear contenedores genéricos que eviten los problemas actuales de los templates. Por lo que la principal característica buscada será la separación de la implementación interna del <text:span text:style-name="T12">contenedor</text:span> de su definición de interfaz. </text:p>
      <text:p text:style-name="Standard"/>
      <text:p text:style-name="Standard">La solución propuesta se basa <text:span text:style-name="T12">en </text:span>la utilización de una clase base que almacenará los objetos mediante punteros sin tipo. La aportación novedosa de este método es añadir una capa por encima de esta clase, que utilice los templates para hacer la co<text:change text:change-id="ct157720424"/>mprobación de tipo.</text:p>
      <text:p text:style-name="Standard"/>
      <text:p text:style-name="Standard">Para explicar mejor el método nos vamos a basar en la creación de una clase array para almacenar objetos genéricos. La clase base que utiliza punteros sin tipo la llamaremos CPrivateArray, y la capa con los templates de conversión se llamará CArray. En CPrivateArray, la forma que usaremos para almacenar objetos de cualquier tipo es mediante la creación de punteros a void (void*). El problema de estos punteros es que una vez añadido, se pierde el tipo. Es problema hasta ahora lo tenía que solucionar el usuario haciendo una conversión de tipo manual, pero esto tienes enormes inconvenientes: 1. Se pueden añadir a la lista diferentes tipos de objetos, 2. Al hacer la conversión (cast) te puedes equivocar de tipo, 3. Al pasarte un contenedor de este tipo a priori no sabes ni puedes saber de que clase son los objetos que contiene. En la solución propuesta esta conversión es realizada de forma automática y transparente en la capa CArray.</text:p>
      <text:p text:style-name="Standard"/>
      <text:p text:style-name="Standard">En la construcción de la clase base (CPrivateArray) es importante diferenciar bien el ámbito de acceso donde se coloca cada cosa: </text:p>
      <text:list xml:id="list1393786911" text:style-name="L2">
        <text:list-item>
          <text:p text:style-name="P23">En la parte pública estarán todos los métodos que no necesitan conocer el tipo del objeto contenido. En el ejemplo: el método clear() o size() pueden borrar el array o devolver su tamaño sin necesidad de saber el tipo de los objetos.</text:p>
        </text:list-item>
        <text:list-item>
          <text:p text:style-name="P23">En la parte privada se colocarán solamente los datos miembro de la clase, y las funciones privadas auxiliares que se vayan a usar solamente en la misma.</text:p>
        </text:list-item>
        <text:list-item>
          <text:p text:style-name="P23">La parte protegida es la más importante, aquí se colocarán:</text:p>
          <text:list>
            <text:list-item>
              <text:p text:style-name="P23">Todos los constructores y el destructor.</text:p>
            </text:list-item>
            <text:list-item>
              <text:p text:style-name="P23">Todos los métodos que accedan a los datos (los punteros a void).</text:p>
            </text:list-item>
          </text:list>
        </text:list-item>
      </text:list>
      <text:p text:style-name="Standard"/>
      <text:p text:style-name="Standard">Quedando CPrivateArray.hpp de la forma:</text:p>
      <text:p text:style-name="Standard"/>
      <text:p text:style-name="P19">class CPrivateArray</text:p>
      <text:p text:style-name="P19">{</text:p>
      <text:p text:style-name="P19"><text:s text:c="4"/>public:</text:p>
      <text:p text:style-name="P19"><text:s text:c="8"/>void clear();</text:p>
      <text:p text:style-name="P19"><text:s text:c="8"/>unsigned long size() const;</text:p>
      <text:p text:style-name="P19"/>
      <text:p text:style-name="P19"><text:soft-page-break/><text:s text:c="4"/>protected:</text:p>
      <text:p text:style-name="P19"><text:s text:c="8"/>CPrivateArray(unsigned long numElements);</text:p>
      <text:p text:style-name="P19"><text:s text:c="8"/>~CPrivateArray();</text:p>
      <text:p text:style-name="P19"/>
      <text:p text:style-name="P19"><text:s text:c="8"/>void* prv_getItem(unsigned long pos) const;</text:p>
      <text:p text:style-name="P19"><text:s text:c="8"/>void prv_setItem(unsigned long pos, void* item);</text:p>
      <text:p text:style-name="P19"/>
      <text:p text:style-name="P19"><text:s text:c="4"/>private:</text:p>
      <text:p text:style-name="P19"><text:s text:c="8"/>struct prv_voidVector_t *m_data;</text:p>
      <text:p text:style-name="P19">};</text:p>
      <text:p text:style-name="Standard"/>
      <text:p text:style-name="Standard">Al construir la clase base de esta forma, colocando los constructores y destructor, y los métodos que acceden a los punteros a void en la parte protegida, lo que conseguimos es que esta clase no se pueda usar directamente, sino que se tenga que usar una capa por encima de ella.</text:p>
      <text:p text:style-name="Standard"/>
      <text:p text:style-name="Standard">En la implementación concreta de esta clase (CPrivateArray.cpp) ya podemos usar lo que queramos, un array dinámico, una lista enlazada, arrays troceados, etc. Además la ventaja de esta técnica, como se ha dicho, es que esta implementación interna se puede cambiar en el futuro sin la necesidad de recompilar todo el código que use esta librería. No vamos a entrar en estos detalles de implementación aquí porque no son necesarios, pero sí que se pueden ver en los ejemplos adjuntos.</text:p>
      <text:p text:style-name="Standard"/>
      <text:p text:style-name="Standard">La capa por encima de la clase base, que en este caso llamaremos CArray, hace uso de los templates para hacer la comprobación y la conversión de tipo. Esta clase hereda los miembros protegidos de la clase base como privados (en este caso los métodos prv_get, y prv_set). Por lo cual puede hacer uso de los mismos para acceder al array de punteros genéricos de la clase base, pero con la ventaja de poder hacer la comprobación y conversión de tipo. La clase CArray quedaría de la forma:</text:p>
      <text:p text:style-name="Standard"/>
      <text:p text:style-name="P5">---The wrapper class template will implement these protected functions by forwarding them.</text:p>
      <text:p text:style-name="Standard"/>
      <text:p text:style-name="P19"><text:bookmark-start text:name="__DdeLink__387_1357441015"/>template&lt;class Type&gt; class CArray : public CPrivateArray</text:p>
      <text:p text:style-name="P19">{</text:p>
      <text:p text:style-name="P19"><text:s text:c="4"/>public:</text:p>
      <text:p text:style-name="P19"><text:s text:c="8"/>CArray(unsigned long numElements) : CPrivateArray( numElements ) {};</text:p>
      <text:p text:style-name="P19"><text:s/></text:p>
      <text:p text:style-name="P19"><text:s text:c="8"/>Type* get(unsigned long pos) const</text:p>
      <text:p text:style-name="P19"><text:s text:c="8"/>{</text:p>
      <text:p text:style-name="P19"><text:s text:c="12"/>return (Type*)CPrivateArray::prv_getItem( pos );</text:p>
      <text:p text:style-name="P19"><text:s text:c="8"/>}</text:p>
      <text:p text:style-name="P19"><text:s text:c="8"/>void set(unsigned long pos, Type *item)</text:p>
      <text:p text:style-name="P19"><text:s text:c="8"/>{</text:p>
      <text:p text:style-name="P19"><text:s text:c="12"/>CPrivateArray::prv_setItem( pos, item );</text:p>
      <text:p text:style-name="P19"><text:s text:c="8"/>}</text:p>
      <text:p text:style-name="P19">};<text:bookmark-end text:name="__DdeLink__387_1357441015"/></text:p>
      <text:p text:style-name="Standard"/>
      <text:p text:style-name="Standard">Como se puede ver, el constructor de CArray llama al constructor de la clase base correspondiente, además es importante destacar como en los métodos Get/Set se hacen la conversión de tipo, no permitiendo que se añada un objeto que no es del tipo con el que se creo el array. Además, estos errores de tipo son detectados en tiempo de compilación, con todas las ventajas que esto conlleva (como se comentó en la introducción).</text:p>
      <text:p text:style-name="Standard"/>
      <text:p text:style-name="Standard"><text:soft-page-break/>Es muy importante destacar que:</text:p>
      <text:list xml:id="list1308809075" text:style-name="L3">
        <text:list-item>
          <text:p text:style-name="P24">La clase con plantillas (CArray) se usa solamente para hacer la comprobación o conversión (cast) de tipo. En ningún caso debe contener código relacionado con la implementación.</text:p>
        </text:list-item>
        <text:list-item>
          <text:p text:style-name="P24">La clase base (CPrivateArray) debe tener los contructores y todos los métodos que accedan a los datos dentro de la parte protegida, de esta forma obligamos a que solamente se puedan acceder usando la clase wrapper, por lo que siempre se hará la comprobación de tipo.</text:p>
        </text:list-item>
      </text:list>
      <text:p text:style-name="Standard"/>
      <text:p text:style-name="P6">Detalles de la implementación</text:p>
      <text:p text:style-name="P1"/>
      <text:p text:style-name="P1">Pasando el control de tipo a la clase base</text:p>
      <text:p text:style-name="Standard">En algunos casos la clase base necesitará realizar operaciones que necesiten saber el tipo del objeto para funcionar correctamente, como es el caso del constructor de copia o del destructor. Este problema se soluciona mediante el paso de un puntero a función. En nuestro ejemplo, la clase base CPrivateArray quedaría de la forma:</text:p>
      <text:p text:style-name="Standard"/>
      <text:p text:style-name="P19">typedef void* (*CArray_FPtr_copyElement)(const void*);</text:p>
      <text:p text:style-name="P19">typedef void (*CArray_FPtr_destroyElement)(void*);</text:p>
      <text:p text:style-name="P19"/>
      <text:p text:style-name="P19">class CPrivateArray</text:p>
      <text:p text:style-name="P19">{</text:p>
      <text:p text:style-name="P19"><text:s text:c="4"/>protected:</text:p>
      <text:p text:style-name="P19"><text:s text:c="8"/>CPrivateArray( unsigned long numElements, </text:p>
      <text:p text:style-name="P19"><text:s text:c="20"/>CArray_FPtr_destroyElement funcReleasePtr );</text:p>
      <text:p text:style-name="P19"><text:s text:c="8"/><text:bookmark-start text:name="__DdeLink__385_1357441015"/>CPrivateArray<text:bookmark-end text:name="__DdeLink__385_1357441015"/>( const class CPrivateArray *array, </text:p>
      <text:p text:style-name="P19"><text:s text:c="20"/>CArray_FPtr_copyElement funcCopy );</text:p>
      <text:p text:style-name="P19"><text:tab/> <text:s/>~CPrivateArray();</text:p>
      <text:p text:style-name="P19"><text:s text:c="5"/><text:span text:style-name="T4">. . .</text:span></text:p>
      <text:p text:style-name="P2"><text:tab/>};</text:p>
      <text:p text:style-name="P2"/>
      <text:p text:style-name="Standard">Cabe mencionar que el puntero a la función de copia se pasa en el constructor, dado que a los destructores no se les puede pasar parámetros.</text:p>
      <text:p text:style-name="Standard"/>
      <text:p text:style-name="Standard">En la clase wrapper se declararán las funciones correspondientes para hacer las operaciones que necesiten del tipo. En estas funciones solamente se realizará la operación que necesite del tipo. Además la función será declarada como estática, ya que lo que se va a pasar es un puntero a la definición de la función, y no a una instancia del objeto. En nuestro ejemplo, la clase CArray quedaría de la forma:</text:p>
      <text:p text:style-name="Standard"/>
      <text:p text:style-name="P19">template&lt;class Type&gt; class CArray : public CPrivateArray</text:p>
      <text:p text:style-name="P19">{</text:p>
      <text:p text:style-name="P19"><text:s text:c="4"/>public:</text:p>
      <text:p text:style-name="P19"><text:s text:c="8"/>CArray(unsigned long numElements) </text:p>
      <text:p text:style-name="P19"><text:tab/><text:tab/>: CPrivateArray(numElements, prv_destroyElement) {};</text:p>
      <text:p text:style-name="P19"><text:s text:c="8"/>CArray(const CArray *array) </text:p>
      <text:p text:style-name="P19"><text:tab/><text:tab/>: CPrivateArray(array, prv_copyElement) {}; </text:p>
      <text:p text:style-name="P19"><text:s text:c="8"/>. . .</text:p>
      <text:p text:style-name="P19"><text:s text:c="4"/>private:</text:p>
      <text:p text:style-name="P19"><text:tab/> <text:s/>inline static void prv_destroyElement(void *item)</text:p>
      <text:p text:style-name="P19"><text:tab/> <text:s/><text:span text:style-name="T4">{</text:span></text:p>
      <text:p text:style-name="P19"><text:tab/> <text:s text:c="5"/>delete (Type*)item;</text:p>
      <text:p text:style-name="P19"><text:soft-page-break/><text:s text:c="8"/>}</text:p>
      <text:p text:style-name="P19"><text:s text:c="8"/>inline static void* prv_copyElement(const void *item)</text:p>
      <text:p text:style-name="P19"><text:tab/> <text:s/>{</text:p>
      <text:p text:style-name="P19"><text:tab/><text:tab/><text:span text:style-name="T7">return new Type((const Type*)item);</text:span></text:p>
      <text:p text:style-name="P19"><text:tab/> <text:s/>}</text:p>
      <text:p text:style-name="P19">};</text:p>
      <text:p text:style-name="P18"/>
      <text:p text:style-name="Standard"/>
      <text:p text:style-name="P1">Especialización para punteros</text:p>
      <text:p text:style-name="Standard"/>
      <text:p text:style-name="Standard">…</text:p>
      <text:p text:style-name="P19">template&lt;class Type&gt; class CArray&lt;Type*&gt; : public CPrivateArray</text:p>
      <text:p text:style-name="Standard"/>
      <text:p text:style-name="Standard"/>
      <text:p text:style-name="P1">Evitando la inclusión de nuestro contenedor en la definición de nuevas clases</text:p>
      <text:p text:style-name="Standard"/>
      <text:p text:style-name="P19">template &lt;typename T&gt; class CArray;<text:line-break/><text:line-break/>class CPrueba<text:line-break/>{<text:line-break/> <text:s text:c="3"/>public:<text:line-break/> <text:s text:c="7"/>int myFunc( const class CArray&lt;class CClase&gt; *array );<text:line-break/> <text:s text:c="7"/>....<text:line-break/>}</text:p>
      <text:p text:style-name="Standard"/>
      <text:p text:style-name="P1">Devolver tipo asociado</text:p>
      <text:p text:style-name="Standard">Otro aspecto importante a detallar es cuando desde dentro de un contenedor genérico querémos usar otro tipo de contendor genérico. Por ejemplo, si estamos implementado un multimapa (CMultimap), en la función que devuelve los valores asociados a una clave tendremos que devolver una lista de valores, para lo cual podríamos usar nuestro contenedor genérico CArray. </text:p>
      <text:p text:style-name="Standard"/>
      <text:p text:style-name="Standard">Esto presenta el problema de que en la capa de implementación (PrvBaseMultimap) no conocemos el tipo de dato con el que se está trabajando, por lo que tampoco se puede definir el tipo de dato a devolver del nuevo contenedor. Es decir, no podemos devolver directamente un CArray&lt;tipo&gt; desde nuestro PrvBaseMultimap. Pero lo que sí que podemos asegurar es que el tipo a devolver será el mismo que el que utiliza el Multimap. Esto se cumplirá siempre, desde dentro de un contenedor genérico, o se devuelve un tipo de dato concreto, o se devuelve un tipo de dato que el contenedor conoce.</text:p>
      <text:p text:style-name="Standard"/>
      <text:p text:style-name="Standard">Para resolver esto la solución es usar directamente la capa de implementación del nuevo contenedor (en este caso PrvBaseArray). Dado que tenemos almacenadas las funciones de copia y destrucción de los datos usados (en nuestro PrvBaseMultimap), directamente los podemos usar al crear el nuevo tipo de contenedor. Finalmente la función get de nuestro multimap quedaría como:<text:line-break/></text:p>
      <text:p text:style-name="P4">class PrvBaseArray* PrvBaseMap::prv_getItem( const struct prv_key_t *key ) const</text:p>
      <text:p text:style-name="P4">{</text:p>
      <text:p text:style-name="P4"><text:s text:c="4"/>...</text:p>
      <text:p text:style-name="P4"/>
      <text:p text:style-name="P4"><text:s text:c="4"/>PrvBaseArray *array = new PrvBaseArray( 0, m_func_freeElement );</text:p>
      <text:p text:style-name="P4"/>
      <text:p text:style-name="P4"><text:soft-page-break/><text:s text:c="4"/>for( ... )</text:p>
      <text:p text:style-name="P4"><text:s text:c="4"/>{</text:p>
      <text:p text:style-name="P4"><text:s text:c="8"/>array-&gt;prv_addItem( (prv_item_t *)item );</text:p>
      <text:p text:style-name="P4"><text:s text:c="4"/>}</text:p>
      <text:p text:style-name="P4"/>
      <text:p text:style-name="P4"><text:s text:c="4"/>return array;</text:p>
      <text:p text:style-name="Standard"><text:span text:style-name="T6">}</text:span><text:span text:style-name="T5"><text:line-break/></text:span><text:line-break/>Por último, en la capa de la plantilla de comprobación de tipo (CMultimap) simplemente tenemos que hacer el cast del objeto devuelto, de la forma:</text:p>
      <text:p text:style-name="P3"/>
      <text:p text:style-name="P3">template&lt;class&gt; class CArray;</text:p>
      <text:p text:style-name="P3"/>
      <text:p text:style-name="P3">template&lt;class TKey, class TItem&gt; class CMultimap : public PrvBaseMultimap</text:p>
      <text:p text:style-name="P3">{</text:p>
      <text:p text:style-name="P3"><text:tab/>...</text:p>
      <text:p text:style-name="P3"><text:tab/>class CArray&lt;TItem&gt;* get( const TKey *key ) const</text:p>
      <text:p text:style-name="P3"><text:tab/>{</text:p>
      <text:p text:style-name="P3"><text:s text:c="4"/><text:tab/><text:tab/>return (CArray&lt;TItem&gt;*)PrvBaseMultimap::prv_getItem( key );</text:p>
      <text:p text:style-name="P3"><text:tab/>}</text:p>
      <text:p text:style-name="P3">};</text:p>
      <text:p text:style-name="P3"/>
      <text:p text:style-name="Standard"/>
      <text:p text:style-name="P6">Other solutions</text:p>
      <text:p text:style-name="P5">&gt;&gt;&gt;Recall that Dave Abrahams and Aleksey Gurtovoy defined type erasure as "the process of turning a wide variety of types with a common interface into one type with that same interface." Now imagine you are designing a set of C++ classes with a common interface from scratch, and you want to be able to treat them as one type with that same interface. Talk about OO programming 101: you would derive your classes from a common base class. And that's exactly the idea behind implementing type erasure in C++. We would like the classes whose type we want to erase to be derived from a common base class. But since these classes already exist, and we must work non-intrusively, we can do this only indirectly, by first placing a wrapper class template around the existing classes. The wrapper class template is under our control, and therefore, we can derive it from a common base class.</text:p>
      <text:p text:style-name="Standard"/>
      <text:p text:style-name="Standard">Exiten otras dos soluciones conocidas que también solucionan los problemas expuestos por los templates. </text:p>
      <text:p text:style-name="Standard">La primera solución (para C) hace uso de las macros para hacer la comprobación de tipos, y de funciones base genéricas con punteros a void. EXPLICAR:::</text:p>
      <text:p text:style-name="Standard"/>
      <text:p text:style-name="Standard">Pero los inconvenientes de este método son:</text:p>
      <text:list xml:id="list571976234" text:style-name="L4">
        <text:list-item>
          <text:p text:style-name="P25">La declaración de la interfaz de uso queda muy poco clara (en comparación con la obtenida en CArray.hpp). Además de ser poco intuitiva su ampliación o uso.</text:p>
        </text:list-item>
        <text:list-item>
          <text:p text:style-name="P25">En cada acceso al contenedor definido de esta forma hay que pasar como parámetros el tipo de objeto y el contenedor mismo, por lo que también se deja en manos del usuario conocer el tipo de los objetos contenidos. Sin embargo, sí que da error si el tipo no es el correcto.</text:p>
        </text:list-item>
        <text:list-item>
          <text:p text:style-name="P25">...</text:p>
        </text:list-item>
      </text:list>
      <text:p text:style-name="Standard"/>
      <text:p text:style-name="Standard">Otra posible solución es la utilización de una clase virtual pura como base genérica del tipo de objeto a almacenar. En esta clase se definen los métodos virtuales puros necesarios para el manejo de ese objeto. <text:s/><text:soft-page-break/>La clase contenedora trabajaría con la clase virtual pura, y posteriormente al obtener y pasar un objeto se tendría que hacer una conversión de tipo. </text:p>
      <text:p text:style-name="Standard">Por ejemplo, para crear un grafo que acepte como nodos cualquier objeto genérico que queramos almacenar tendríamos una clase virtual pura llamada IVertex. De esta interfaz base heredaría nuestra implementación CVertex con los datos que nos interesa almacenar. En la clase que gestiona el grafo CGraph existiría métodos para gestionar los nodos, de la forma: addNode( IVertex* );</text:p>
      <text:p text:style-name="Standard"/>
      <text:p text:style-name="Standard">Pero las desventajas de este método son:</text:p>
      <text:list xml:id="list235625490" text:style-name="L5">
        <text:list-item>
          <text:p text:style-name="P26">hay que crear una instancia para cada tipo con el que queramos trabajar. De todas formas el código permanece genérico.</text:p>
        </text:list-item>
        <text:list-item>
          <text:p text:style-name="P26">Hay que hacer cast de tipo, por lo que hay que conocer el tipo contenido, lo que puede llevar a confusiones y errores de tipo.</text:p>
        </text:list-item>
        <text:list-item>
          <text:p text:style-name="P26">...</text:p>
        </text:list-item>
      </text:list>
      <text:p text:style-name="Standard"/>
      <text:p text:style-name="Standard"/>
      <text:p text:style-name="Standard"/>
      <text:p text:style-name="P1">CONCLUSIONS</text:p>
      <text:p text:style-name="Standard"/>
      <text:p text:style-name="Standard">Debido a que solo se usan las templates para comprobar el tipo, y que estas son añadidas inline al código, también se evitan otras desventajas de las plantillas, como son:</text:p>
      <text:p text:style-name="Standard"/>
      <text:list xml:id="list1247126699" text:continue-list="list552587831" text:style-name="L1">
        <text:list-item>
          <text:p text:style-name="P28">templates are only expanded inline when the compiler deems it appropriate. When expanded inline, macro functions and template functions have no extraneous run-time overhead. Template functions with many lines of code will incur run-time overhead when they are not expanded inline, but the reduction in code size may help the code to load from disk more quickly and/or fit within RAM caches.</text:p>
        </text:list-item>
        <text:list-item>
          <text:p text:style-name="P20"><text:span text:style-name="T1">Since the compiler generates additional code for each template type, indiscriminate use of templates can lead t</text:span>o code bloat, res<text:span text:style-name="T1">ulting in larger executables.</text:span></text:p>
        </text:list-item>
        <text:list-item>
          <text:p text:style-name="P28">It can be difficult to debug code that is developed using templates. Since the compiler replaces the templates, it becomes difficult for the debugger to locate the code at runtime.</text:p>
        </text:list-item>
      </text:list>
      <text:p text:style-name="P10"/>
      <text:p text:style-name="P10">Ventajas obtenidas:</text:p>
      <text:p text:style-name="P10"/>
      <text:list xml:id="list731321795" text:style-name="L6">
        <text:list-item>
          <text:p text:style-name="P31">One C++ Class Template can handle different types of parameters.</text:p>
        </text:list-item>
        <text:list-item>
          <text:p text:style-name="P30">Compiler generates classes for only the used types. If the template is instantiated for int type, compiler generates only an int version for the c++ template class.</text:p>
        </text:list-item>
        <text:list-item>
          <text:p text:style-name="P30">Templates reduce the effort on coding for different data types to a single set of code.</text:p>
        </text:list-item>
        <text:list-item>
          <text:p text:style-name="P29">Testing and debugging efforts are reduced.</text:p>
        </text:list-item>
      </text:list>
      <text:p text:style-name="P10"/>
      <text:p text:style-name="P9"/>
      <text:p text:style-name="P16"><text:span text:style-name="T2">&gt;&gt;&gt;Remember, in the world of OO programming, an interface exposes </text:span><text:span text:style-name="Emphasis"><text:span text:style-name="T8">what an object does for its clients</text:span></text:span><text:span text:style-name="T2">, not what the object </text:span><text:span text:style-name="Emphasis"><text:span text:style-name="T8">is</text:span></text:span><text:span text:style-name="T2">, and not </text:span><text:span text:style-name="Emphasis"><text:span text:style-name="T8">how</text:span></text:span><text:span text:style-name="T2"> it does what it does. What is my number cruncher supposed to do for its clients? T</text:span></text:p>
      <text:p text:style-name="P17"/>
      <text:p text:style-name="P10"><text:span text:style-name="T8">&gt;&gt;&gt;As was to be expected, type erasure does not come free of charge. We just saw that calling a member function on a type-erasing object incurs the extra cost of a level of indirection and a virtual function call. Construction and destruction of such an object involves newing and deleting an object. The heap access can sometimes be eliminated if a small object optimization is employed, as is the </text:span><text:soft-page-break/><text:span text:style-name="T8">case with the </text:span><text:span text:style-name="Source_20_Text"><text:span text:style-name="T8">poly</text:span></text:span><text:span text:style-name="T8"> library[</text:span><text:a xlink:type="simple" xlink:href="http://www.artima.com/cppsource/type_erasure2.html#notes">7</text:a><text:span text:style-name="T8">] (more about this very interesting library shortly). If you agree with me that good engineering is not about following dogmas but about choosing sensible trade-offs, then you will also agree that this performance overhead is not per se a problem. It is an aspect to be kept in mind when choosing your trade-offs.</text:span></text:p>
      <text:h text:style-name="P14" text:outline-level="1"/>
      <text:h text:style-name="P15" text:outline-level="1">References</text:h>
      <text:p text:style-name="P10">[1]</text:p>
      <text:p text:style-name="P10"/>
      <text:h text:style-name="P15" text:outline-level="1">About the Author</text:h>
      <text:p text:style-name="P11"/>
      <text:p text:style-name="P12">Ejemplos:</text:p>
      <text:p text:style-name="P13">----Fedor Pikus is currently chief software architect for LVS (layout vs schematics) and DFM (design for manufacturing) groups in Design to Silicon division of Mentor Graphics, working on the Calibre physical verification product. Pikus has a Ph.D in semiconductor physics and worked for about 10 years in academia in semiconductor physics, low-temperature physics, and computational physics, before joining Mentor Graphics in 1998. </text:p>
      <text:p text:style-name="P13">----</text:p>
      <text:p text:style-name="P13">---Anand Shankar Krishnamoorthi is an exploring C++ developer with 4 years of professional experience. His interests include C++ design, compilers, programming languages, performance analysis and optimizatio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Arial1" svg:font-family="Arial, Helvetica, sans-serif"/>
    <style:font-face style:name="OpenSymbol" svg:font-family="OpenSymbol"/>
    <style:font-face style:name="sans-serif" svg:font-family="sans-serif"/>
    <style:font-face style:name="DejaVu Sans1" svg:font-family="'DejaVu Sans'" style:font-family-generic="modern" style:font-pitch="fixed"/>
    <style:font-face style:name="DejaVu Sans Mono" svg:font-family="'DejaVu Sans Mono'" style:font-family-generic="modern" style:font-pitch="fixed"/>
    <style:font-face style:name="Tlwg Typist" svg:font-family="'Tlwg Typist'"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DejaVu Sans" style:font-size-asian="24pt" style:font-weight-asian="bold" style:font-name-complex="DejaVu Sans" style:font-size-complex="24pt" style:font-weight-complex="bold"/>
    </style:style>
    <style:style style:name="Sumario" style:family="paragraph" style:parent-style-name="Text_20_body" style:class="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Teletype" style:family="text">
      <style:text-properties style:font-name="DejaVu Sans Mono" style:font-name-asian="DejaVu Sans1" style:font-name-complex="DejaVu Sans Mono"/>
    </style:style>
    <style:style style:name="Numbering_20_Symbols" style:display-name="Numbering Symbols" style:family="text"/>
    <style:style style:name="Source_20_Text" style:display-name="Source Text" style:family="text">
      <style:text-properties style:font-name="DejaVu Sans Mono" style:font-name-asian="DejaVu Sans1" style:font-name-complex="DejaVu Sans Mono"/>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avi </meta:initial-creator>
    <meta:creation-date>2010-10-29T11:54:27</meta:creation-date>
    <dc:date>2011-01-14T08:15:33</dc:date>
    <dc:creator>gabi </dc:creator>
    <meta:editing-duration>PT10H18M08S</meta:editing-duration>
    <meta:editing-cycles>75</meta:editing-cycles>
    <meta:generator>OpenOffice.org/3.2$Linux OpenOffice.org_project/320m19$Build-9505</meta:generator>
    <meta:document-statistic meta:table-count="0" meta:image-count="0" meta:object-count="0" meta:page-count="8" meta:paragraph-count="162" meta:word-count="2957" meta:character-count="18652"/>
  </office:meta>
</office:document-meta>
</file>

<file path=VersionList.xml><?xml version="1.0" encoding="utf-8"?>
<VL:version-list xmlns:dc="http://purl.org/dc/elements/1.1/" xmlns:VL="http://openoffice.org/2001/versions-list">
  <VL:version-entry VL:title="Version1" VL:comment="Versión Inicial." VL:creator="gabi " dc:date-time="2010-11-11T08:13:40"/>
</VL:version-list>
</file>